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6eb7" officeooo:paragraph-rsid="00066eb7"/>
    </style:style>
    <style:style style:name="P2" style:family="paragraph" style:parent-style-name="Standard" style:list-style-name="L1">
      <style:text-properties officeooo:rsid="00066eb7" officeooo:paragraph-rsid="00066eb7"/>
    </style:style>
    <style:style style:name="P3" style:family="paragraph" style:parent-style-name="Standard">
      <style:text-properties style:text-underline-style="solid" style:text-underline-width="auto" style:text-underline-color="font-color" officeooo:rsid="00066eb7" officeooo:paragraph-rsid="000bfd19"/>
    </style:style>
    <style:style style:name="P4" style:family="paragraph" style:parent-style-name="Standard">
      <style:text-properties style:text-underline-style="solid" style:text-underline-width="auto" style:text-underline-color="font-color" fo:font-weight="bold" officeooo:rsid="00066eb7" officeooo:paragraph-rsid="00066eb7" style:font-weight-asian="bold" style:font-weight-complex="bold"/>
    </style:style>
    <style:style style:name="P5" style:family="paragraph" style:parent-style-name="Standard">
      <style:text-properties style:text-underline-style="none" fo:font-weight="bold" officeooo:rsid="00066eb7" officeooo:paragraph-rsid="00066eb7" style:font-weight-asian="bold" style:font-weight-complex="bold"/>
    </style:style>
    <style:style style:name="P6" style:family="paragraph" style:parent-style-name="Standard" style:list-style-name="L2">
      <style:text-properties style:text-underline-style="none" fo:font-weight="bold" officeooo:rsid="00066eb7" officeooo:paragraph-rsid="00066eb7" style:font-weight-asian="bold" style:font-weight-complex="bold"/>
    </style:style>
    <style:style style:name="P7" style:family="paragraph" style:parent-style-name="Standard">
      <style:text-properties style:text-underline-style="none" officeooo:rsid="000daf83" officeooo:paragraph-rsid="000daf83"/>
    </style:style>
    <style:style style:name="P8" style:family="paragraph" style:parent-style-name="Standard">
      <style:text-properties fo:font-weight="bold" officeooo:rsid="0016a7ba" officeooo:paragraph-rsid="00066eb7" style:font-weight-asian="bold" style:font-weight-complex="bold"/>
    </style:style>
    <style:style style:name="P9" style:family="paragraph" style:parent-style-name="Standard">
      <style:text-properties fo:font-style="italic" fo:font-weight="normal" officeooo:rsid="001db80f" officeooo:paragraph-rsid="00066eb7" style:font-style-asian="italic" style:font-weight-asian="normal" style:font-style-complex="italic" style:font-weight-complex="normal"/>
    </style:style>
    <style:style style:name="P10" style:family="paragraph" style:parent-style-name="Standard">
      <style:text-properties fo:font-style="italic" fo:font-weight="bold" officeooo:rsid="001db80f" officeooo:paragraph-rsid="00066eb7" style:font-style-asian="italic" style:font-weight-asian="bold" style:font-style-complex="italic" style:font-weight-complex="bold"/>
    </style:style>
    <style:style style:name="P11" style:family="paragraph" style:parent-style-name="Standard">
      <style:text-properties fo:font-style="italic" officeooo:rsid="00066eb7" officeooo:paragraph-rsid="00066eb7" style:font-style-asian="italic" style:font-style-complex="italic"/>
    </style:style>
    <style:style style:name="P12" style:family="paragraph" style:parent-style-name="Standard">
      <style:text-properties fo:font-style="italic" officeooo:rsid="00089cb1" officeooo:paragraph-rsid="00089cb1" style:font-style-asian="italic" style:font-style-complex="italic"/>
    </style:style>
    <style:style style:name="P13" style:family="paragraph" style:parent-style-name="Standard">
      <style:text-properties fo:font-style="italic" officeooo:rsid="00069a75" officeooo:paragraph-rsid="00069a75" style:font-style-asian="italic" style:font-style-complex="italic"/>
    </style:style>
    <style:style style:name="P14" style:family="paragraph" style:parent-style-name="Standard">
      <style:text-properties fo:font-style="italic" officeooo:rsid="000b2432" officeooo:paragraph-rsid="000b2432" style:font-style-asian="italic" style:font-style-complex="italic"/>
    </style:style>
    <style:style style:name="P15" style:family="paragraph" style:parent-style-name="Standard" style:list-style-name="L1">
      <style:text-properties officeooo:rsid="00069a75" officeooo:paragraph-rsid="00069a75"/>
    </style:style>
    <style:style style:name="P16" style:family="paragraph" style:parent-style-name="Standard">
      <style:text-properties officeooo:rsid="00069a75" officeooo:paragraph-rsid="00069a75"/>
    </style:style>
    <style:style style:name="P17" style:family="paragraph" style:parent-style-name="Standard" style:list-style-name="L1">
      <style:text-properties officeooo:rsid="0007856e" officeooo:paragraph-rsid="0007856e"/>
    </style:style>
    <style:style style:name="P18" style:family="paragraph" style:parent-style-name="Standard">
      <style:text-properties fo:color="#c9211e" loext:opacity="100%" fo:font-style="normal" style:text-underline-style="none" fo:font-weight="normal" officeooo:rsid="0007856e" officeooo:paragraph-rsid="000bfd19" style:font-style-asian="normal" style:font-weight-asian="normal" style:font-style-complex="normal" style:font-weight-complex="normal"/>
    </style:style>
    <style:style style:name="P19" style:family="paragraph" style:parent-style-name="Standard" style:list-style-name="L1">
      <style:text-properties officeooo:rsid="00089cb1" officeooo:paragraph-rsid="00089cb1"/>
    </style:style>
    <style:style style:name="P20" style:family="paragraph" style:parent-style-name="Standard">
      <style:text-properties officeooo:rsid="00089cb1" officeooo:paragraph-rsid="00089cb1"/>
    </style:style>
    <style:style style:name="P21" style:family="paragraph" style:parent-style-name="Standard" style:list-style-name="L1">
      <style:text-properties officeooo:rsid="000b2432" officeooo:paragraph-rsid="000b2432"/>
    </style:style>
    <style:style style:name="P22" style:family="paragraph" style:parent-style-name="Standard" style:list-style-name="L1">
      <style:text-properties officeooo:rsid="000bfd19" officeooo:paragraph-rsid="000bfd19"/>
    </style:style>
    <style:style style:name="P23" style:family="paragraph" style:parent-style-name="Standard">
      <style:text-properties officeooo:rsid="000bfd19" officeooo:paragraph-rsid="000bfd19"/>
    </style:style>
    <style:style style:name="T1" style:family="text">
      <style:text-properties officeooo:rsid="00066eb7"/>
    </style:style>
    <style:style style:name="T2" style:family="text">
      <style:text-properties fo:font-style="italic" style:font-style-asian="italic" style:font-style-complex="italic"/>
    </style:style>
    <style:style style:name="T3" style:family="text">
      <style:text-properties fo:font-style="italic" officeooo:rsid="000daf83" style:font-style-asian="italic" style:font-style-complex="italic"/>
    </style:style>
    <style:style style:name="T4" style:family="text">
      <style:text-properties fo:font-style="italic" officeooo:rsid="000bfd19"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66eb7"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officeooo:rsid="0007856e"/>
    </style:style>
    <style:style style:name="T9" style:family="text">
      <style:text-properties officeooo:rsid="00089cb1"/>
    </style:style>
    <style:style style:name="T10" style:family="text">
      <style:text-properties officeooo:rsid="0009d468"/>
    </style:style>
    <style:style style:name="T11" style:family="text">
      <style:text-properties officeooo:rsid="000bfd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February</text:span> 2025<text:span text:style-name="T5"> </text:span>LILUG Meeting</text:p>
      <text:p text:style-name="P10"><text:span text:style-name="T6">February</text:span><text:span text:style-name="T5"> </text:span><text:span text:style-name="T6">11</text:span><text:span text:style-name="T7">h</text:span><text:span text:style-name="T5">, 2025, Digital Ballpark</text:span></text:p>
      <text:p text:style-name="P9">Pace-notes by Chris Trimble</text:p>
      <text:p text:style-name="P5"><text:span text:style-name="T5"/></text:p>
      <text:p text:style-name="P4"><text:span text:style-name="T5">News &amp; Small Talk</text:span></text:p>
      <text:list text:style-name="L2">
        <text:list-item>
          <text:p text:style-name="P6"><text:span text:style-name="T5">None</text:span></text:p>
        </text:list-item>
      </text:list>
      <text:p text:style-name="P5"><text:span text:style-name="T5"/></text:p>
      <text:p text:style-name="P3"><text:span text:style-name="T8">Main Discussion: </text:span>Sokoly <text:span text:style-name="T2">Computerized Automated Lethal Munition</text:span><text:span text:style-name="T3">s</text:span></text:p>
      <text:p text:style-name="P7"><text:span text:style-name="T3">B</text:span><text:span text:style-name="T2">y: </text:span><text:span text:style-name="T4">Yutong Zhang &amp; Fang Luo</text:span></text:p>
      <text:p text:style-name="P23"/>
      <text:p text:style-name="P18">This is a discussion on automated weapons and the current status of AI in drone warfare. Sokoly Systems is a Ukrainian weapons manufacturer which is studied in this discussion. <text:span text:style-name="T9">The presenters are not affiliated with Sokoly Systems. </text:span><text:span text:style-name="T11">Sokoly Systems can be found here: </text:span><text:a xlink:type="simple" xlink:href="https://sokolysystems.com/" text:style-name="Internet_20_link" text:visited-style-name="Visited_20_Internet_20_Link"><text:span text:style-name="T10">https://sokolysystems.com</text:span></text:a></text:p>
      <text:p text:style-name="P1"/>
      <text:p text:style-name="P11">--<text:span text:style-name="T11">Introduction--</text:span></text:p>
      <text:list text:style-name="L1">
        <text:list-item>
          <text:p text:style-name="P2">Drones are reshaping warfare</text:p>
        </text:list-item>
        <text:list-item>
          <text:p text:style-name="P2">Cost advantage of drones</text:p>
        </text:list-item>
        <text:list-item>
          <text:p text:style-name="P2">Challenges of drones:</text:p>
          <text:list>
            <text:list-item>
              <text:p text:style-name="P2">Operator Training</text:p>
            </text:list-item>
            <text:list-item>
              <text:p text:style-name="P2">Electronic Countermeasures</text:p>
            </text:list-item>
            <text:list-item>
              <text:p text:style-name="P2">Manufacturing &amp; Supply Chain Issues</text:p>
            </text:list-item>
            <text:list-item>
              <text:p text:style-name="P19">Noise from drones can be heard when flying lower than 100 meters</text:p>
            </text:list-item>
            <text:list-item>
              <text:p text:style-name="P19">Swarms of other drones can be set to target and impact into drones</text:p>
            </text:list-item>
          </text:list>
        </text:list-item>
      </text:list>
      <text:p text:style-name="P20"/>
      <text:p text:style-name="P12">--<text:span text:style-name="T11">Feasibility of AI hardware in drones--</text:span></text:p>
      <text:list text:continue-numbering="true" text:style-name="L1">
        <text:list-item>
          <text:p text:style-name="P2">AI from ARM or RISC-V hobby boards (such as RockChip, Raspberry Pi, etc.) is being fitted to certain drones to advance aiming.</text:p>
          <text:list>
            <text:list-item>
              <text:p text:style-name="P2">Once operating autonomously jamming will not work as processing/aiming is done locally.</text:p>
            </text:list-item>
          </text:list>
        </text:list-item>
        <text:list-item>
          <text:p text:style-name="P2">Possible Uses of Machine Learning/AI in warfare</text:p>
          <text:list>
            <text:list-item>
              <text:p text:style-name="P2">Semi-Auto operation</text:p>
            </text:list-item>
            <text:list-item>
              <text:p text:style-name="P2">tracking/aiming with visual and thermal cameras</text:p>
            </text:list-item>
          </text:list>
        </text:list-item>
      </text:list>
      <text:p text:style-name="P1"/>
      <text:p text:style-name="P11">--<text:span text:style-name="T11">Examination of Sokoly Systems SAMURAI Visual Object Tracker--</text:span></text:p>
      <text:list text:continue-numbering="true" text:style-name="L1">
        <text:list-item>
          <text:p text:style-name="P2">SAMURAI visual object tracker:</text:p>
          <text:list>
            <text:list-item>
              <text:p text:style-name="P2">Raw sequence → image → encoder → memory attention → mask decoder → affinity head / object head → affinity score &amp; object scores → memory bank → memory selection → motion aware instance-level memory → feedback to memory attention</text:p>
              <text:list>
                <text:list-item>
                  <text:p text:style-name="P2">This process shows how the system can learn and improve judgment as data develops</text:p>
                </text:list-item>
                <text:list-item>
                  <text:p text:style-name="P15">Refining model and reducing noise is critical: 0.005 % noise can change the detection of the image greatly; this highlights potential trust issues and accuracy issues of AI image detection.</text:p>
                </text:list-item>
              </text:list>
            </text:list-item>
          </text:list>
        </text:list-item>
      </text:list>
      <text:p text:style-name="P16"/>
      <text:p text:style-name="P13">--<text:span text:style-name="T11">Training &amp; Refinement of AI/Machine Learning Models for Drone Use Case--</text:span></text:p>
      <text:list text:continue-numbering="true" text:style-name="L1">
        <text:list-item>
          <text:p text:style-name="P15">Enforcement/guidance of AI models can be manually coded or automatically guided by coded functions</text:p>
        </text:list-item>
        <text:list-item>
          <text:p text:style-name="P15">Visual object trackers like SAMURAI can support other systems like SAM2 (real-time footage from existing weapons systems)</text:p>
        </text:list-item>
        <text:list-item>
          <text:p text:style-name="P15">Model can be trained within simulated spaces; Unreal Engine is one environment used to digitally simulate training.</text:p>
        </text:list-item>
        <text:list-item>
          <text:p text:style-name="P15"><text:soft-page-break/>Optical Flow-Real Projective Geometry + IMU Dynamics Algorithm</text:p>
          <text:list>
            <text:list-item>
              <text:p text:style-name="P15">Enables natural, high maneuverability autonomous tracking with visual footage/video</text:p>
            </text:list-item>
            <text:list-item>
              <text:p text:style-name="P15">Terminal guidance requires no operator intervention and is resistant to electromagnetic interference.</text:p>
            </text:list-item>
            <text:list-item>
              <text:p text:style-name="P15">Can go without some sensors (less accelerometers &amp; gyroscopes) as the model can determine horizon level and inertia</text:p>
            </text:list-item>
          </text:list>
        </text:list-item>
        <text:list-item>
          <text:p text:style-name="P17">Avionics equipment can be used as control analogy for drones; sensors, radios, and control units can be shrunk from a full plane to one circuit board.</text:p>
        </text:list-item>
        <text:list-item>
          <text:p text:style-name="P19">VLM (Visual Language Modeling) can be used to train models. By feeding individual images into the model and tuning outputs from it more refined action can be dictated. An example is learning when an individual has surrendered.</text:p>
          <text:p text:style-name="P21"/>
        </text:list-item>
      </text:list>
      <text:p text:style-name="P14">--Presenter take-away &amp; developments--</text:p>
      <text:list text:continue-numbering="true" text:style-name="L1">
        <text:list-item>
          <text:p text:style-name="P21">Developing models and hardware prototypes academically; exploring evolution of current tech</text:p>
        </text:list-item>
        <text:list-item>
          <text:p text:style-name="P21">Expanding use cases and understanding hardware needs of AI/machine learning for drones</text:p>
        </text:list-item>
        <text:list-item>
          <text:p text:style-name="P22">Management of weapons systems or surveillance computers can be made easier for higher precision. <tex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20:08:46.551721550</meta:creation-date>
    <dc:date>2025-02-11T22:59:45.551303633</dc:date>
    <meta:editing-duration>PT1H29M54S</meta:editing-duration>
    <meta:editing-cycles>3</meta:editing-cycles>
    <meta:generator>LibreOffice/24.2.7.2$Linux_X86_64 LibreOffice_project/420$Build-2</meta:generator>
    <meta:document-statistic meta:table-count="0" meta:image-count="0" meta:object-count="0" meta:page-count="2" meta:paragraph-count="43" meta:word-count="518" meta:character-count="3235" meta:non-whitespace-character-count="2793"/>
  </office:meta>
</office:document-meta>
</file>